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3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14.8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>
            <text:p>tv_name</text:p>
          </table:table-cell>
          <table:table-cell office:value-type="string">
            <text:p>Hi-Tech Display</text:p>
          </table:table-cell>
          <table:table-cell office:value-type="string">
            <text:p>Display Moderno</text:p>
          </table:table-cell>
        </table:table-row>
        <table:table-row table:style-name="ro1">
          <table:table-cell office:value-type="string">
            <text:p>tv_desc</text:p>
          </table:table-cell>
          <table:table-cell office:value-type="string">
            <text:p>An advanced gadget provided by the termite kingdom. It has one single display option.</text:p>
          </table:table-cell>
          <table:table-cell office:value-type="string">
            <text:p>Un artilugio proveniente del reino de las termitas. Tiene una solo canal.</text:p>
          </table:table-cell>
        </table:table-row>
        <table:table-row table:style-name="ro1">
          <table:table-cell office:value-type="string">
            <text:p>sign_wanted_name</text:p>
          </table:table-cell>
          <table:table-cell office:value-type="string">
            <text:p>“WANTED” Poster </text:p>
          </table:table-cell>
          <table:table-cell office:value-type="string">
            <text:p>Poster “SE BUSCA” </text:p>
          </table:table-cell>
        </table:table-row>
        <table:table-row table:style-name="ro1">
          <table:table-cell office:value-type="string">
            <text:p>sign_wanted_desc</text:p>
          </table:table-cell>
          <table:table-cell office:value-type="string">
            <text:p>Whoever that is, they sure look like they are rooting and tooting.</text:p>
          </table:table-cell>
          <table:table-cell office:value-type="string">
            <text:p>Un poster de un criminal en fuga. Espero que no sea uno de los mios...</text:p>
          </table:table-cell>
        </table:table-row>
        <table:table-row table:style-name="ro1">
          <table:table-cell office:value-type="string">
            <text:p>largebox_0_name</text:p>
          </table:table-cell>
          <table:table-cell office:value-type="string">
            <text:p>Large Supply Box</text:p>
          </table:table-cell>
          <table:table-cell office:value-type="string">
            <text:p>Caja Larga de Suministros</text:p>
          </table:table-cell>
        </table:table-row>
        <table:table-row table:style-name="ro1">
          <table:table-cell office:value-type="string">
            <text:p>largebox_0_desc</text:p>
          </table:table-cell>
          <table:table-cell office:value-type="string">
            <text:p>Empty boxes. Looks like they came from the Bee's factory.</text:p>
          </table:table-cell>
          <table:table-cell office:value-type="string">
            <text:p>Cajas vacias. Parecen habe venido de la fabrica de las Abejas.</text:p>
          </table:table-cell>
        </table:table-row>
        <table:table-row table:style-name="ro1">
          <table:table-cell office:value-type="string">
            <text:p>box_0_name</text:p>
          </table:table-cell>
          <table:table-cell office:value-type="string">
            <text:p>Supply Box</text:p>
          </table:table-cell>
          <table:table-cell office:value-type="string">
            <text:p>Caja de Suministros</text:p>
          </table:table-cell>
        </table:table-row>
        <table:table-row table:style-name="ro1">
          <table:table-cell office:value-type="string">
            <text:p>box_0_desc</text:p>
          </table:table-cell>
          <table:table-cell office:value-type="string">
            <text:p>It has been already emptied by the resort, so it just looks “nice”.</text:p>
          </table:table-cell>
          <table:table-cell office:value-type="string">
            <text:p>Ya ha sido vaciado por el hotel, asi que simplemente esta por las “apariencias”.</text:p>
          </table:table-cell>
        </table:table-row>
        <table:table-row table:style-name="ro1">
          <table:table-cell office:value-type="string">
            <text:p>torch_name</text:p>
          </table:table-cell>
          <table:table-cell office:value-type="string">
            <text:p>Leaf Torch</text:p>
          </table:table-cell>
          <table:table-cell office:value-type="string">
            <text:p>Antorcha Hoja</text:p>
          </table:table-cell>
        </table:table-row>
        <table:table-row table:style-name="ro1">
          <table:table-cell office:value-type="string">
            <text:p>torch_desc</text:p>
          </table:table-cell>
          <table:table-cell office:value-type="string">
            <text:p>A light to iluminate the darkness, the way they work is beyond your comprehension.</text:p>
          </table:table-cell>
          <table:table-cell office:value-type="string">
            <text:p>Una luz para iluminar el camino, el como funcionan es un misterio.</text:p>
          </table:table-cell>
        </table:table-row>
        <table:table-row table:style-name="ro1">
          <table:table-cell office:value-type="string">
            <text:p>bee_rug_name</text:p>
          </table:table-cell>
          <table:table-cell office:value-type="string">
            <text:p>Hand-crafted Golden Rug</text:p>
          </table:table-cell>
          <table:table-cell office:value-type="string">
            <text:p>Carpeta Dorada Artesanal</text:p>
          </table:table-cell>
        </table:table-row>
        <table:table-row table:style-name="ro2">
          <table:table-cell office:value-type="string">
            <text:p>bee_rug_desc</text:p>
          </table:table-cell>
          <table:table-cell office:value-type="string">
            <text:p>A meticulously hand-crafted rug with the symbol of the Bee Kingdom stiched onto it.</text:p>
          </table:table-cell>
          <table:table-cell office:value-type="string">
            <text:p>Una carpeta hecha meticulosamente a mano. Tiene el simbolo del Reino de las Abejas estampado en el.</text:p>
          </table:table-cell>
        </table:table-row>
        <table:table-row table:style-name="ro1">
          <table:table-cell office:value-type="string">
            <text:p>grass_0_name</text:p>
          </table:table-cell>
          <table:table-cell office:value-type="string">
            <text:p>Patch of Grass</text:p>
          </table:table-cell>
          <table:table-cell office:value-type="string">
            <text:p>Parche de Hierba</text:p>
          </table:table-cell>
        </table:table-row>
        <table:table-row table:style-name="ro1">
          <table:table-cell office:value-type="string">
            <text:p>grass_0_desc</text:p>
          </table:table-cell>
          <table:table-cell office:value-type="string">
            <text:p>It's a piece of grass, can't get any simpler than that.</text:p>
          </table:table-cell>
          <table:table-cell office:value-type="string">
            <text:p>Es un pedazo de hierba, no puede ser mas simple que eso.</text:p>
          </table:table-cell>
        </table:table-row>
        <table:table-row table:style-name="ro1">
          <table:table-cell office:value-type="string">
            <text:p>grass_1_name</text:p>
          </table:table-cell>
          <table:table-cell office:value-type="string">
            <text:p>Flame Tuft</text:p>
          </table:table-cell>
          <table:table-cell office:value-type="string">
            <text:p>Mata Flama</text:p>
          </table:table-cell>
        </table:table-row>
        <table:table-row table:style-name="ro1">
          <table:table-cell office:value-type="string">
            <text:p>grass_1_desc</text:p>
          </table:table-cell>
          <table:table-cell office:value-type="string">
            <text:p>It looks like a fire, hopefully it won't start a real one of its own.</text:p>
          </table:table-cell>
          <table:table-cell office:value-type="string">
            <text:p>No mata las flamas, de hecho, parece que es en si misma, una flama.</text:p>
          </table:table-cell>
        </table:table-row>
        <table:table-row table:style-name="ro1">
          <table:table-cell office:value-type="string">
            <text:p>largegrass_0_name</text:p>
          </table:table-cell>
          <table:table-cell office:value-type="string">
            <text:p>Flame Vine</text:p>
          </table:table-cell>
          <table:table-cell office:value-type="string">
            <text:p>Vid Flama</text:p>
          </table:table-cell>
        </table:table-row>
        <table:table-row table:style-name="ro1">
          <table:table-cell office:value-type="string">
            <text:p>largegrass_0_desc</text:p>
          </table:table-cell>
          <table:table-cell office:value-type="string">
            <text:p>A common type of tuft that grows everywhere in the Golden Path.</text:p>
          </table:table-cell>
          <table:table-cell office:value-type="string">
            <text:p>Una mata común que crece en todos los alreadores del Camino Dorado</text:p>
          </table:table-cell>
        </table:table-row>
        <table:table-row table:style-name="ro1">
          <table:table-cell office:value-type="string">
            <text:p>sign_no_aphid_name</text:p>
          </table:table-cell>
          <table:table-cell office:value-type="string">
            <text:p>“No Aphids Allowed” Sign</text:p>
          </table:table-cell>
          <table:table-cell office:value-type="string">
            <text:p>Cartel de “Prohibido Áfidos”</text:p>
          </table:table-cell>
        </table:table-row>
        <table:table-row table:style-name="ro1">
          <table:table-cell office:value-type="string">
            <text:p>sign_no_aphid_desc</text:p>
          </table:table-cell>
          <table:table-cell office:value-type="string">
            <text:p>That sign can't stop me, because I can't read! Wait...</text:p>
          </table:table-cell>
          <table:table-cell office:value-type="string">
            <text:p>¡Este letrero no puede detenerme porque no sé leer! Espera...</text:p>
          </table:table-cell>
        </table:table-row>
        <table:table-row table:style-name="ro1">
          <table:table-cell office:value-type="string">
            <text:p>berry_bush_name</text:p>
          </table:table-cell>
          <table:table-cell office:value-type="string">
            <text:p>Berry Bush</text:p>
          </table:table-cell>
          <table:table-cell office:value-type="string">
            <text:p>Arbusto de Bayas</text:p>
          </table:table-cell>
        </table:table-row>
        <table:table-row table:style-name="ro1">
          <table:table-cell office:value-type="string">
            <text:p>berry_bush_desc</text:p>
          </table:table-cell>
          <table:table-cell office:value-type="string">
            <text:p>This bush grows edible berries every so often, and they can be used to feed Aphids.</text:p>
          </table:table-cell>
          <table:table-cell office:value-type="string">
            <text:p>Este arbusto crece bayas comestibles ocasionalmente, y se pueden usan para alimentar a los Áfidos.</text:p>
          </table:table-cell>
        </table:table-row>
        <table:table-row table:style-name="ro1">
          <table:table-cell office:value-type="string">
            <text:p>sunshade_name</text:p>
          </table:table-cell>
          <table:table-cell office:value-type="string">
            <text:p>Leaf Sunshade</text:p>
          </table:table-cell>
          <table:table-cell office:value-type="string">
            <text:p>Parasol de Hoja</text:p>
          </table:table-cell>
        </table:table-row>
        <table:table-row table:style-name="ro1">
          <table:table-cell office:value-type="string">
            <text:p>sunshade_desc</text:p>
          </table:table-cell>
          <table:table-cell office:value-type="string">
            <text:p>Keep the sun from touching you by sitting underneath the shade of this unaturally cool leaf.</text:p>
          </table:table-cell>
          <table:table-cell office:value-type="string">
            <text:p>Manten al sol lejos de ti sentandote debajo de la inexplicadadamente refrescante sombra de esta hoja.</text:p>
          </table:table-cell>
        </table:table-row>
        <table:table-row table:style-name="ro1">
          <table:table-cell office:value-type="string">
            <text:p>water_torch_name</text:p>
          </table:table-cell>
          <table:table-cell office:value-type="string">
            <text:p>Lily Pad Torch</text:p>
          </table:table-cell>
          <table:table-cell office:value-type="string">
            <text:p>Antorcha de Nenúfar</text:p>
          </table:table-cell>
        </table:table-row>
        <table:table-row table:style-name="ro1">
          <table:table-cell office:value-type="string">
            <text:p>water_torch_desc</text:p>
          </table:table-cell>
          <table:table-cell office:value-type="string">
            <text:p>Make any puddle of water look like the night sky above by placing these beautiful lights around.</text:p>
          </table:table-cell>
          <table:table-cell office:value-type="string">
            <text:p>Haz que cualquier charco de agua parezca como la bella noche misma colocando estos delicados adornos alreadedor.</text:p>
          </table:table-cell>
        </table:table-row>
        <table:table-row table:style-name="ro1">
          <table:table-cell office:value-type="string">
            <text:p>bee_flag_name</text:p>
          </table:table-cell>
          <table:table-cell office:value-type="string">
            <text:p>Bee Kingdom Pennant</text:p>
          </table:table-cell>
          <table:table-cell office:value-type="string">
            <text:p>Estandarte - Abeja</text:p>
          </table:table-cell>
        </table:table-row>
        <table:table-row table:style-name="ro1">
          <table:table-cell office:value-type="string">
            <text:p>bee_flag_desc</text:p>
          </table:table-cell>
          <table:table-cell office:value-type="string">
            <text:p>A flag that waves the emblem of the Bee Kingdom. For some reason, it is sold as a souvenir.</text:p>
          </table:table-cell>
          <table:table-cell office:value-type="string">
            <text:p>Una bandera que yergue el emblema del Reino de las Abejas. Por alguna razon lo venden como recuerdo.</text:p>
          </table:table-cell>
        </table:table-row>
        <table:table-row table:style-name="ro1">
          <table:table-cell office:value-type="string">
            <text:p>bench_name</text:p>
          </table:table-cell>
          <table:table-cell office:value-type="string">
            <text:p>Leaf Bench</text:p>
          </table:table-cell>
          <table:table-cell office:value-type="string">
            <text:p>Banco de Hoja</text:p>
          </table:table-cell>
        </table:table-row>
        <table:table-row table:style-name="ro1">
          <table:table-cell office:value-type="string">
            <text:p>bench_desc</text:p>
          </table:table-cell>
          <table:table-cell office:value-type="string">
            <text:p>Why don't you just take a minute, and relax? I'm sure you turned off the fire stove.</text:p>
          </table:table-cell>
          <table:table-cell office:value-type="string">
            <text:p>¿Porque no te tomas un minuto y te relajas? Estoy seguro que no te dejaste el horno de fuego encendido.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5">25/02/2025</text:date>, <text:time>05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2-25T05:02:20.27</dc:date>
    <dc:creator>Summer </dc:creator>
    <meta:generator>OpenOffice/4.1.15$Win32 OpenOffice.org_project/4115m2$Build-9813</meta:generator>
    <meta:editing-duration>PT7H41M23S</meta:editing-duration>
    <meta:editing-cycles>30</meta:editing-cycles>
    <meta:document-statistic meta:table-count="1" meta:cell-count="92" meta:object-count="0"/>
  </office:meta>
</office:document-meta>
</file>